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5cm" fo:min-width="7.5cm"/>
    </style:style>
    <style:style style:name="gr2" style:family="graphic" style:parent-style-name="standard">
      <style:graphic-properties draw:fill="solid" draw:fill-color="#ffffff" draw:textarea-horizontal-align="left" draw:textarea-vertical-align="top" draw:auto-grow-height="false" fo:min-height="1.55cm" fo:min-width="7.5cm"/>
    </style:style>
    <style:style style:name="gr3" style:family="graphic" style:parent-style-name="standard">
      <style:graphic-properties draw:fill="solid" draw:fill-color="#ffffff" draw:textarea-horizontal-align="left" draw:textarea-vertical-align="top" draw:auto-grow-height="false" fo:min-height="2.75cm" fo:min-width="7.5cm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9.9cm"/>
    </style:style>
    <style:style style:name="gr5" style:family="graphic" style:parent-style-name="standard">
      <style:graphic-properties draw:fill="solid" draw:fill-color="#ffffff" draw:textarea-horizontal-align="left" draw:textarea-vertical-align="top" draw:auto-grow-height="false" fo:min-height="1.55cm" fo:min-width="9.9cm"/>
    </style:style>
    <style:style style:name="gr6" style:family="graphic" style:parent-style-name="standard">
      <style:graphic-properties draw:fill="solid" draw:fill-color="#ffffff" draw:textarea-horizontal-align="left" draw:textarea-vertical-align="top" draw:auto-grow-height="false" fo:min-height="2.75cm" fo:min-width="9.9cm"/>
    </style:style>
    <style:style style:name="gr7" style:family="graphic" style:parent-style-name="standard">
      <style:graphic-properties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.497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textarea-horizontal-align="justify" draw:textarea-vertical-align="middle" draw:auto-grow-height="false" fo:min-height="0.95cm" fo:min-width="8.3cm"/>
    </style:style>
    <style:style style:name="gr11" style:family="graphic" style:parent-style-name="standard">
      <style:graphic-properties draw:fill="solid" draw:fill-color="#ffffff" draw:textarea-horizontal-align="left" draw:textarea-vertical-align="top" draw:auto-grow-height="false" fo:min-height="2.15cm" fo:min-width="8.3cm"/>
    </style:style>
    <style:style style:name="gr12" style:family="graphic" style:parent-style-name="standard">
      <style:graphic-properties draw:fill="solid" draw:fill-color="#ffffff" draw:textarea-horizontal-align="left" draw:textarea-vertical-align="top" draw:auto-grow-height="false" fo:min-height="3.75cm" fo:min-width="8.3cm"/>
    </style:style>
    <style:style style:name="gr13" style:family="graphic" style:parent-style-name="standard">
      <style:graphic-properties draw:textarea-horizontal-align="justify" draw:textarea-vertical-align="middle" draw:auto-grow-height="false" fo:min-height="0.95cm" fo:min-width="4.3cm"/>
    </style:style>
    <style:style style:name="gr14" style:family="graphic" style:parent-style-name="standard">
      <style:graphic-properties draw:fill="solid" draw:fill-color="#ffffff" draw:textarea-horizontal-align="left" draw:textarea-vertical-align="top" draw:auto-grow-height="false" fo:min-height="0cm" fo:min-width="4.3cm"/>
    </style:style>
    <style:style style:name="gr15" style:family="graphic" style:parent-style-name="standard">
      <style:graphic-properties draw:textarea-horizontal-align="justify" draw:textarea-vertical-align="middle" draw:auto-grow-height="false" fo:min-height="0.55cm" fo:min-width="5.9cm"/>
    </style:style>
    <style:style style:name="gr16" style:family="graphic" style:parent-style-name="standard">
      <style:graphic-properties draw:fill="solid" draw:fill-color="#ffffff" draw:textarea-horizontal-align="left" draw:textarea-vertical-align="top" draw:auto-grow-height="false" fo:min-height="0.55cm" fo:min-width="5.9cm"/>
    </style:style>
    <style:style style:name="gr17" style:family="graphic" style:parent-style-name="standard">
      <style:graphic-properties draw:fill="solid" draw:fill-color="#ffffff" draw:textarea-horizontal-align="left" draw:textarea-vertical-align="top" draw:auto-grow-height="false" fo:min-height="1.15cm" fo:min-width="5.9cm"/>
    </style:style>
    <style:style style:name="gr18" style:family="graphic" style:parent-style-name="standard">
      <style:graphic-properties draw:textarea-horizontal-align="justify" draw:textarea-vertical-align="middle" draw:auto-grow-height="false" fo:min-height="0.55cm" fo:min-width="4.3cm"/>
    </style:style>
    <style:style style:name="gr19" style:family="graphic" style:parent-style-name="standard">
      <style:graphic-properties draw:fill="solid" draw:fill-color="#ffffff" draw:textarea-horizontal-align="left" draw:textarea-vertical-align="top" draw:auto-grow-height="false" fo:min-height="0.55cm" fo:min-width="7.5cm"/>
    </style:style>
    <style:style style:name="gr20" style:family="graphic" style:parent-style-name="standard">
      <style:graphic-properties draw:fill="solid" draw:fill-color="#ffffff" draw:textarea-horizontal-align="left" draw:textarea-vertical-align="top" draw:auto-grow-height="false" fo:min-height="1.15cm" fo:min-width="7.5cm"/>
    </style:style>
    <style:style style:name="gr21" style:family="graphic" style:parent-style-name="standard">
      <style:graphic-properties draw:textarea-horizontal-align="justify" draw:textarea-vertical-align="middle" draw:auto-grow-height="false" fo:min-height="0.95cm" fo:min-width="9.9cm"/>
    </style:style>
    <style:style style:name="gr22" style:family="graphic" style:parent-style-name="standard">
      <style:graphic-properties draw:fill="solid" draw:fill-color="#ffffff" draw:textarea-horizontal-align="left" draw:textarea-vertical-align="top" draw:auto-grow-height="false" fo:min-height="2.15cm" fo:min-width="9.9cm"/>
    </style:style>
    <style:style style:name="gr23" style:family="graphic" style:parent-style-name="standard">
      <style:graphic-properties draw:fill="solid" draw:fill-color="#ffffff" draw:textarea-horizontal-align="left" draw:textarea-vertical-align="top" draw:auto-grow-height="false" fo:min-height="4.15cm" fo:min-width="9.9cm"/>
    </style:style>
    <style:style style:name="P1" style:family="paragraph">
      <style:paragraph-properties fo:text-align="center"/>
    </style:style>
    <style:style style:name="P2" style:family="paragraph">
      <style:paragraph-properties fo:text-align="justify"/>
      <style:text-properties style:font-name="DejaVu Sans Mono" style:text-underline-style="none"/>
    </style:style>
    <style:style style:name="T1" style:family="text">
      <style:text-properties style:font-name="DejaVu Sans Mono" style:text-underline-style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iagramme">
        <draw:g>
          <draw:g xml:id="id2" draw:id="id2">
            <draw:custom-shape draw:style-name="gr1" draw:text-style-name="P1" draw:layer="layout" svg:width="8cm" svg:height="0.8cm" svg:x="1.2cm" svg:y="1.6cm">
              <text:p text:style-name="P1">Department</text:p>
              <draw:enhanced-geometry svg:viewBox="0 0 21600 21600" draw:type="rectangle" draw:enhanced-path="M 0 0 L 21600 0 21600 21600 0 21600 0 0 Z N"/>
            </draw:custom-shape>
            <draw:custom-shape draw:style-name="gr2" draw:text-style-name="P2" draw:layer="layout" svg:width="8cm" svg:height="1.8cm" svg:x="1.2cm" svg:y="2.4cm">
              <text:p text:style-name="P2"><text:span text:style-name="T1">- ID : Integer</text:span></text:p>
              <text:p text:style-name="P2"><text:span text:style-name="T1">- Manager : Person</text:span></text:p>
              <text:p text:style-name="P2"><text:span text:style-name="T1">- Name : String</text:span></text:p>
              <draw:enhanced-geometry svg:viewBox="0 0 21600 21600" draw:type="rectangle" draw:enhanced-path="M 0 0 L 21600 0 21600 21600 0 21600 0 0 Z N"/>
            </draw:custom-shape>
            <draw:custom-shape draw:style-name="gr3" draw:text-style-name="P2" draw:layer="layout" svg:width="8cm" svg:height="3cm" svg:x="1.2cm" svg:y="4.2cm">
              <text:p text:style-name="P2"><text:span text:style-name="T1">+ GetID() : Integer</text:span></text:p>
              <text:p text:style-name="P2"><text:span text:style-name="T1">+ GetManager() : Person</text:span></text:p>
              <text:p text:style-name="P2"><text:span text:style-name="T1">+ GetName() : String</text:span></text:p>
              <text:p text:style-name="P2"><text:span text:style-name="T1">+ SetManager(Manager : Person)</text:span></text:p>
              <text:p text:style-name="P2"><text:span text:style-name="T1">+ SetName(Name : String)</text:span></text:p>
              <draw:enhanced-geometry svg:viewBox="0 0 21600 21600" draw:type="rectangle" draw:enhanced-path="M 0 0 L 21600 0 21600 21600 0 21600 0 0 Z N"/>
            </draw:custom-shape>
          </draw:g>
          <draw:g xml:id="id1" draw:id="id1">
            <draw:custom-shape draw:style-name="gr4" draw:text-style-name="P1" draw:layer="layout" svg:width="10.4cm" svg:height="0.8cm" svg:x="0cm" svg:y="10.4cm">
              <text:p text:style-name="P1">Employee</text:p>
              <draw:enhanced-geometry svg:viewBox="0 0 21600 21600" draw:type="rectangle" draw:enhanced-path="M 0 0 L 21600 0 21600 21600 0 21600 0 0 Z N"/>
            </draw:custom-shape>
            <draw:custom-shape draw:style-name="gr5" draw:text-style-name="P2" draw:layer="layout" svg:width="10.4cm" svg:height="1.8cm" svg:x="0cm" svg:y="11.2cm">
              <text:p text:style-name="P2"><text:span text:style-name="T1">- ID : Integer</text:span></text:p>
              <text:p text:style-name="P2"><text:span text:style-name="T1">- Department : Department</text:span></text:p>
              <text:p text:style-name="P2"><text:span text:style-name="T1">- Name : String</text:span></text:p>
              <draw:enhanced-geometry svg:viewBox="0 0 21600 21600" draw:type="rectangle" draw:enhanced-path="M 0 0 L 21600 0 21600 21600 0 21600 0 0 Z N"/>
            </draw:custom-shape>
            <draw:custom-shape draw:style-name="gr6" draw:text-style-name="P2" draw:layer="layout" svg:width="10.4cm" svg:height="3cm" svg:x="0cm" svg:y="13cm">
              <text:p text:style-name="P2"><text:span text:style-name="T1">+ GetID() : Integer</text:span></text:p>
              <text:p text:style-name="P2"><text:span text:style-name="T1">+ GetDepartment() : Department</text:span></text:p>
              <text:p text:style-name="P2"><text:span text:style-name="T1">+ GetName() : String</text:span></text:p>
              <text:p text:style-name="P2"><text:span text:style-name="T1">+ SetDepartment(Department : Department)</text:span></text:p>
              <text:p text:style-name="P2"><text:span text:style-name="T1">+ SetName(Name : String)</text:span></text:p>
              <draw:enhanced-geometry svg:viewBox="0 0 21600 21600" draw:type="rectangle" draw:enhanced-path="M 0 0 L 21600 0 21600 21600 0 21600 0 0 Z N"/>
            </draw:custom-shape>
          </draw:g>
          <draw:connector draw:style-name="gr7" draw:layer="layout" svg:x1="5.2cm" svg:y1="10.4cm" svg:x2="5.2cm" svg:y2="7.2cm" draw:start-shape="id1" draw:start-glue-point="0" draw:end-shape="id2" draw:end-glue-point="2" svg:d="M5200 10400v-3200" svg:viewBox="0 0 1 3201">
            <text:p/>
          </draw:connector>
          <draw:connector draw:style-name="gr7" draw:layer="layout" svg:x1="10.4cm" svg:y1="13.2cm" svg:x2="9.2cm" svg:y2="4.4cm" draw:start-shape="id1" draw:start-glue-point="1" draw:end-shape="id2" svg:d="M10400 13200h501v-8800h-1701" svg:viewBox="0 0 1702 8801">
            <text:p/>
          </draw:connector>
          <draw:frame draw:style-name="gr8" draw:layer="layout" svg:width="2.399cm" svg:height="0.747cm" svg:x="8.69cm" svg:y="8.253cm">
            <draw:text-box>
              <text:p>Manages</text:p>
            </draw:text-box>
          </draw:frame>
          <draw:frame draw:style-name="gr9" draw:layer="layout" svg:width="2.314cm" svg:height="0.747cm" svg:x="2.886cm" svg:y="8.4cm">
            <draw:text-box>
              <text:p>Works in</text:p>
            </draw:text-box>
          </draw:frame>
          <draw:frame draw:style-name="gr9" draw:layer="layout" svg:width="0.773cm" svg:height="0.747cm" svg:x="9.227cm" svg:y="3.6cm">
            <draw:text-box>
              <text:p>1</text:p>
            </draw:text-box>
          </draw:frame>
          <draw:frame draw:style-name="gr9" draw:layer="layout" svg:width="0.773cm" svg:height="0.747cm" svg:x="10.4cm" svg:y="13.2cm">
            <draw:text-box>
              <text:p>1</text:p>
            </draw:text-box>
          </draw:frame>
          <draw:frame draw:style-name="gr9" draw:layer="layout" svg:width="0.773cm" svg:height="0.747cm" svg:x="5.2cm" svg:y="7.253cm">
            <draw:text-box>
              <text:p>1</text:p>
            </draw:text-box>
          </draw:frame>
          <draw:frame draw:style-name="gr9" draw:layer="layout" svg:width="0.714cm" svg:height="0.747cm" svg:x="5.2cm" svg:y="9.653cm">
            <draw:text-box>
              <text:p>*</text:p>
            </draw:text-box>
          </draw:frame>
          <draw:custom-shape draw:style-name="gr10" draw:text-style-name="P1" draw:layer="layout" svg:width="8.8cm" svg:height="1.2cm" svg:x="16cm" svg:y="8.8cm">
            <text:p text:style-name="P1">« abstract »</text:p>
            <text:p text:style-name="P1">Property</text:p>
            <draw:enhanced-geometry svg:viewBox="0 0 21600 21600" draw:type="rectangle" draw:enhanced-path="M 0 0 L 21600 0 21600 21600 0 21600 0 0 Z N"/>
          </draw:custom-shape>
          <draw:custom-shape draw:style-name="gr11" draw:text-style-name="P2" draw:layer="layout" svg:width="8.8cm" svg:height="2.4cm" svg:x="16cm" svg:y="10cm">
            <text:p text:style-name="P2"><text:span text:style-name="T1">- ID : Integer</text:span></text:p>
            <text:p text:style-name="P2"><text:span text:style-name="T1">- Status : </text:span><text:span text:style-name="T1">Status</text:span></text:p>
            <text:p text:style-name="P2"><text:span text:style-name="T1">- S</text:span><text:span text:style-name="T1">ubmission</text:span><text:span text:style-name="T1">Date : Date</text:span></text:p>
            <text:p text:style-name="P2"><text:span text:style-name="T1">- Rateable : Money</text:span></text:p>
            <draw:enhanced-geometry svg:viewBox="0 0 21600 21600" draw:type="rectangle" draw:enhanced-path="M 0 0 L 21600 0 21600 21600 0 21600 0 0 Z N"/>
          </draw:custom-shape>
          <draw:custom-shape draw:style-name="gr12" draw:text-style-name="P2" draw:layer="layout" svg:width="8.8cm" svg:height="4cm" svg:x="16cm" svg:y="12.4cm">
            <text:p text:style-name="P2"><text:span text:style-name="T1">+ GetID() : Integer</text:span></text:p>
            <text:p text:style-name="P2"><text:span text:style-name="T1">+ Get</text:span><text:span text:style-name="T1">Status</text:span><text:span text:style-name="T1">() : </text:span><text:span text:style-name="T1">Status</text:span></text:p>
            <text:p text:style-name="P2"><text:span text:style-name="T1">+ GetSubmissionDate() : Date</text:span></text:p>
            <text:p text:style-name="P2"><text:span text:style-name="T1">+ GetRateable</text:span><text:span text:style-name="T1">() : Money</text:span></text:p>
            <text:p text:style-name="P2"><text:span text:style-name="T1">+ SetStatus</text:span><text:span text:style-name="T1">(Status : Status</text:span><text:span text:style-name="T1">)</text:span></text:p>
            <text:p text:style-name="P2"><text:span text:style-name="T1">+ Set</text:span><text:span text:style-name="T1">SubmissionDate</text:span><text:span text:style-name="T1">(</text:span><text:span text:style-name="T1">SDate</text:span><text:span text:style-name="T1"> : Date)</text:span></text:p>
            <text:p text:style-name="P2"><text:span text:style-name="T1">+ Set</text:span><text:span text:style-name="T1">Rateable(Rateable : Money)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8cm" svg:height="1.2cm" svg:x="4.8cm" svg:y="16.8cm">
            <text:p text:style-name="P1">« abstract »</text:p>
            <text:p text:style-name="P1">Habitation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4.8cm" svg:y="18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4.8cm" svg:y="18.2cm">
            <text:p text:style-name="P2"><text:span text:style-name="T1"/></text:p>
            <draw:enhanced-geometry svg:viewBox="0 0 21600 21600" draw:type="rectangle" draw:enhanced-path="M 0 0 L 21600 0 21600 21600 0 21600 0 0 Z N"/>
          </draw:custom-shape>
          <draw:custom-shape draw:style-name="gr13" draw:text-style-name="P1" draw:layer="layout" svg:width="4.8cm" svg:height="1.2cm" svg:x="24.2cm" svg:y="17.2cm">
            <text:p text:style-name="P1">« abstract »</text:p>
            <text:p text:style-name="P1">CommercialProperty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24.2cm" svg:y="18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24.2cm" svg:y="18.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1" draw:layer="layout" svg:width="6.4cm" svg:height="0.8cm" svg:x="16.4cm" svg:y="19.4cm">
            <text:p text:style-name="P1">Terrain</text:p>
            <draw:enhanced-geometry svg:viewBox="0 0 21600 21600" draw:type="rectangle" draw:enhanced-path="M 0 0 L 21600 0 21600 21600 0 21600 0 0 Z N"/>
          </draw:custom-shape>
          <draw:custom-shape draw:style-name="gr16" draw:text-style-name="P2" draw:layer="layout" svg:width="6.4cm" svg:height="0.8cm" svg:x="16.4cm" svg:y="20.2cm">
            <text:p text:style-name="P2">- Size : Double</text:p>
            <draw:enhanced-geometry svg:viewBox="0 0 21600 21600" draw:type="rectangle" draw:enhanced-path="M 0 0 L 21600 0 21600 21600 0 21600 0 0 Z N"/>
          </draw:custom-shape>
          <draw:custom-shape draw:style-name="gr17" draw:text-style-name="P2" draw:layer="layout" svg:width="6.4cm" svg:height="1.4cm" svg:x="16.4cm" svg:y="21cm">
            <text:p text:style-name="P2">+ GetSize() : Double</text:p>
            <text:p text:style-name="P2">+ SetSize(Size : Double)</text:p>
            <draw:enhanced-geometry svg:viewBox="0 0 21600 21600" draw:type="rectangle" draw:enhanced-path="M 0 0 L 21600 0 21600 21600 0 21600 0 0 Z N"/>
          </draw:custom-shape>
          <draw:custom-shape draw:style-name="gr18" draw:text-style-name="P1" draw:layer="layout" svg:width="4.8cm" svg:height="0.8cm" svg:x="4cm" svg:y="31.6cm">
            <text:p text:style-name="P1">Apartment</text:p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4cm" svg:y="32.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4.8cm" svg:height="0.2cm" svg:x="4cm" svg:y="32.6cm">
            <text:p/>
            <draw:enhanced-geometry svg:viewBox="0 0 21600 21600" draw:type="rectangle" draw:enhanced-path="M 0 0 L 21600 0 21600 21600 0 21600 0 0 Z N"/>
          </draw:custom-shape>
          <draw:custom-shape draw:style-name="gr1" draw:text-style-name="P1" draw:layer="layout" svg:width="8cm" svg:height="0.8cm" svg:x="10.2cm" svg:y="30.8cm">
            <text:p text:style-name="P1">House</text:p>
            <draw:enhanced-geometry svg:viewBox="0 0 21600 21600" draw:type="rectangle" draw:enhanced-path="M 0 0 L 21600 0 21600 21600 0 21600 0 0 Z N"/>
          </draw:custom-shape>
          <draw:custom-shape draw:style-name="gr19" draw:text-style-name="P2" draw:layer="layout" svg:width="8cm" svg:height="0.8cm" svg:x="10.2cm" svg:y="31.6cm">
            <text:p text:style-name="P2">- Floors : Integer</text:p>
            <draw:enhanced-geometry svg:viewBox="0 0 21600 21600" draw:type="rectangle" draw:enhanced-path="M 0 0 L 21600 0 21600 21600 0 21600 0 0 Z N"/>
          </draw:custom-shape>
          <draw:custom-shape draw:style-name="gr20" draw:text-style-name="P2" draw:layer="layout" svg:width="8cm" svg:height="1.4cm" svg:x="10.2cm" svg:y="32.4cm">
            <text:p text:style-name="P2">+ GetFloors() : Integer</text:p>
            <text:p text:style-name="P2">+ SetFloors(Floors : Integer)</text:p>
            <draw:enhanced-geometry svg:viewBox="0 0 21600 21600" draw:type="rectangle" draw:enhanced-path="M 0 0 L 21600 0 21600 21600 0 21600 0 0 Z N"/>
          </draw:custom-shape>
          <draw:custom-shape draw:style-name="gr21" draw:text-style-name="P1" draw:layer="layout" svg:width="10.4cm" svg:height="1.2cm" svg:x="4.8cm" svg:y="20.8cm">
            <text:p text:style-name="P1">« abstract »</text:p>
            <text:p text:style-name="P1">ApartHouse</text:p>
            <draw:enhanced-geometry svg:viewBox="0 0 21600 21600" draw:type="rectangle" draw:enhanced-path="M 0 0 L 21600 0 21600 21600 0 21600 0 0 Z N"/>
          </draw:custom-shape>
          <draw:custom-shape draw:style-name="gr22" draw:text-style-name="P2" draw:layer="layout" svg:width="10.4cm" svg:height="2.4cm" svg:x="4.8cm" svg:y="22cm">
            <text:p text:style-name="P2"><text:span text:style-name="T1">- Bedrooms : Integer</text:span></text:p>
            <text:p text:style-name="P2"><text:span text:style-name="T1">- Garages : </text:span><text:span text:style-name="T1">Integer</text:span></text:p>
            <text:p text:style-name="P2"><text:span text:style-name="T1">- EquippedKitchen : Boolean</text:span></text:p>
            <text:p text:style-name="P2"><text:span text:style-name="T1">- GardenArea : Double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2" draw:layer="layout" svg:width="10.4cm" svg:height="4.4cm" svg:x="4.8cm" svg:y="24.4cm">
            <text:p text:style-name="P2"><text:span text:style-name="T1">+ Get</text:span><text:span text:style-name="T1">Bedrooms</text:span><text:span text:style-name="T1">() : Integer</text:span></text:p>
            <text:p text:style-name="P2"><text:span text:style-name="T1">+ Get</text:span><text:span text:style-name="T1">Garages</text:span><text:span text:style-name="T1">() : </text:span><text:span text:style-name="T1">Integer</text:span></text:p>
            <text:p text:style-name="P2"><text:span text:style-name="T1">+ GetEquippedKitchen</text:span><text:span text:style-name="T1">() : Boolean</text:span></text:p>
            <text:p text:style-name="P2"><text:span text:style-name="T1">+ GetGardenArea</text:span><text:span text:style-name="T1">() : Double</text:span></text:p>
            <text:p text:style-name="P2"><text:span text:style-name="T1">+ SetBedrooms</text:span><text:span text:style-name="T1">(Bedrooms</text:span><text:span text:style-name="T1"> : Integer</text:span><text:span text:style-name="T1">)</text:span></text:p>
            <text:p text:style-name="P2"><text:span text:style-name="T1">+ Set</text:span><text:span text:style-name="T1">Garages</text:span><text:span text:style-name="T1">(</text:span><text:span text:style-name="T1">Garages</text:span><text:span text:style-name="T1"> : </text:span><text:span text:style-name="T1">Integer</text:span><text:span text:style-name="T1">)</text:span></text:p>
            <text:p text:style-name="P2"><text:span text:style-name="T1">+ Set</text:span><text:span text:style-name="T1">EquippedKitchen</text:span><text:span text:style-name="T1">(Exists : Boolean)</text:span></text:p>
            <text:p text:style-name="P2"><text:span text:style-name="T1">+ SetGardenArea(Size : Double)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DejaVu Sans Mono" svg:font-family="'DejaVu Sans Mono'" style:font-family-generic="modern" style:font-pitch="fixed"/>
    <style:font-face style:name="DejaVu Sans" svg:font-family="'DejaVu Sans'" style:font-family-generic="roman" style:font-pitch="variable"/>
    <style:font-face style:name="DejaVu Sans1" svg:font-family="'DejaVu Sans'" style:font-adornments="Book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2" svg:font-family="'DejaVu Sans'" style:font-adornments="Book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cfe7f5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justify" fo:text-indent="0cm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DejaVu Sans2" fo:font-family="'DejaVu Sans'" style:font-style-name="Book" style:font-family-generic="swiss" style:font-pitch="variable" fo:font-size="1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64cm" fo:page-height="4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iagramme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1-19T18:30:28.268000000</meta:creation-date>
    <dc:title>Diagramme</dc:title>
    <meta:editing-duration>PT24M57S</meta:editing-duration>
    <meta:editing-cycles>4</meta:editing-cycles>
    <meta:generator>LibreOffice/4.3.5.2$Windows_x86 LibreOffice_project/3a87456aaa6a95c63eea1c1b3201acedf0751bd5</meta:generator>
    <dc:date>2015-01-19T19:10:26.281000000</dc:date>
    <meta:document-statistic meta:object-count="38"/>
    <meta:template xlink:type="simple" xlink:actuate="onRequest" xlink:title="Diagramme" xlink:href="../../../../../../AppData/Roaming/LibreOffice/4/user/template/Diagramme.otg" meta:date="2015-01-19T18:30:28.143000000"/>
  </office:meta>
</office:document-meta>
</file>